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7000001F2C2249832.png" manifest:media-type="image/png"/>
  <manifest:file-entry manifest:full-path="Pictures/10000001000005310000011ACE16A0D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n1" text:anchor-type="char" svg:x="0.159cm" svg:y="3.604cm" svg:width="17cm" svg:height="11.906cm" draw:z-index="0"><draw:image xlink:href="Pictures/10000001000002C7000001F2C2249832.png" xlink:type="simple" xlink:show="embed" xlink:actuate="onLoad" draw:mime-type="image/png"/></draw:frame><draw:frame draw:style-name="fr2" draw:name="Imagen2" text:anchor-type="char" svg:width="17cm" svg:height="3.605cm" draw:z-index="1"><draw:image xlink:href="Pictures/10000001000005310000011ACE16A0D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09:54:08.837191400</meta:creation-date>
    <dc:date>2025-09-26T09:55:41.613865100</dc:date>
    <meta:editing-duration>PT1M3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5.2.5.2$Windows_X86_64 LibreOffice_project/03d19516eb2e1dd5d4ccd751a0d6f35f35e08022</meta:generator>
  </office:meta>
</office:document-meta>
</file>